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5104in" table:align="left" style:writing-mode="lr-tb"/>
    </style:style>
    <style:style style:name="Tabela1.A" style:family="table-column">
      <style:table-column-properties style:column-width="1in"/>
    </style:style>
    <style:style style:name="Tabela1.B" style:family="table-column">
      <style:table-column-properties style:column-width="1.0833in"/>
    </style:style>
    <style:style style:name="Tabela1.C" style:family="table-column">
      <style:table-column-properties style:column-width="2.4021in"/>
    </style:style>
    <style:style style:name="Tabela1.D" style:family="table-column">
      <style:table-column-properties style:column-width="2.02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6.0833in" fo:margin-left="0.25in" table:align="left" style:writing-mode="lr-tb"/>
    </style:style>
    <style:style style:name="Tabela2.A" style:family="table-column">
      <style:table-column-properties style:column-width="3in"/>
    </style:style>
    <style:style style:name="Tabela2.B" style:family="table-column">
      <style:table-column-properties style:column-width="3.0833in"/>
    </style:style>
    <style:style style:name="Tabela2.1" style:family="table-row">
      <style:table-row-properties style:min-row-height="0.9042in" style:keep-together="true" fo:keep-together="auto"/>
    </style:style>
    <style:style style:name="Tabela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2.2" style:family="table-row">
      <style:table-row-properties style:min-row-height="0.4715in" style:keep-together="true" fo:keep-together="auto"/>
    </style:style>
    <style:style style:name="Tabela3" style:family="table">
      <style:table-properties style:width="6.0986in" fo:margin-left="0.25in" table:align="left" style:writing-mode="lr-tb"/>
    </style:style>
    <style:style style:name="Tabela3.A" style:family="table-column">
      <style:table-column-properties style:column-width="3in"/>
    </style:style>
    <style:style style:name="Tabela3.B" style:family="table-column">
      <style:table-column-properties style:column-width="3.0986in"/>
    </style:style>
    <style:style style:name="Tabela3.1" style:family="table-row">
      <style:table-row-properties style:min-row-height="0.9042in" style:keep-together="true" fo:keep-together="auto"/>
    </style:style>
    <style:style style:name="Tabela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3.2" style:family="table-row">
      <style:table-row-properties style:min-row-height="0.4715in" style:keep-together="true" fo:keep-together="auto"/>
    </style:style>
    <style:style style:name="P1" style:family="paragraph" style:parent-style-name="Text_20_body">
      <style:text-properties fo:language="pt" fo:country="BR"/>
    </style:style>
    <style:style style:name="P2" style:family="paragraph" style:parent-style-name="Text_20_body">
      <style:paragraph-properties fo:margin-left="0.666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3" style:family="paragraph" style:parent-style-name="Text_20_body">
      <style:paragraph-properties fo:margin-left="0.666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4" style:family="paragraph" style:parent-style-name="Text_20_body">
      <style:paragraph-properties fo:margin-left="0.6665in" fo:margin-right="0in" fo:text-align="justify" style:justify-single-word="false" fo:text-indent="0in" style:auto-text-indent="false">
        <style:tab-stops>
          <style:tab-stop style:position="0.666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5" style:family="paragraph" style:parent-style-name="Text_20_body">
      <style:paragraph-properties fo:margin-left="0.6654in" fo:margin-right="0in" fo:margin-top="0in" fo:margin-bottom="0in" fo:text-indent="0in" style:auto-text-indent="false"/>
      <style:text-properties style:font-name="Arial" fo:font-size="10pt" fo:language="pt" fo:country="BR" style:font-size-asian="10pt" style:font-name-complex="Arial"/>
    </style:style>
    <style:style style:name="P6" style:family="paragraph" style:parent-style-name="Text_20_body">
      <style:paragraph-properties fo:margin-left="0.6654in" fo:margin-right="0in" fo:margin-top="0in" fo:margin-bottom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7" style:family="paragraph" style:parent-style-name="Text_20_body">
      <style:paragraph-properties fo:margin-left="0.6654in" fo:margin-right="0in" fo:margin-top="0in" fo:margin-bottom="0in" fo:text-align="justify" style:justify-single-word="false" fo:text-indent="0in" style:auto-text-indent="false">
        <style:tab-stops>
          <style:tab-stop style:position="0.666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8" style:family="paragraph" style:parent-style-name="Text_20_body">
      <style:paragraph-properties fo:margin-left="0.6654in" fo:margin-right="0in" fo:margin-top="0in" fo:margin-bottom="0in" fo:text-indent="0in" style:auto-text-indent="false"/>
      <style:text-properties fo:language="pt" fo:country="BR"/>
    </style:style>
    <style:style style:name="P9" style:family="paragraph" style:parent-style-name="Text_20_body">
      <style:paragraph-properties fo:margin-left="0.3335in" fo:margin-right="0in" fo:text-indent="0in" style:auto-text-indent="false"/>
    </style:style>
    <style:style style:name="P10" style:family="paragraph" style:parent-style-name="Text_20_body">
      <style:paragraph-properties fo:margin-left="0.333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1" style:family="paragraph" style:parent-style-name="Text_20_body">
      <style:paragraph-properties fo:margin-left="0.333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12" style:family="paragraph" style:parent-style-name="Text_20_body">
      <style:paragraph-properties fo:margin-top="0in" fo:margin-bottom="0in"/>
      <style:text-properties fo:language="pt" fo:country="BR"/>
    </style:style>
    <style:style style:name="P13" style:family="paragraph" style:parent-style-name="Text_20_body">
      <style:paragraph-properties fo:margin-left="0.3346in" fo:margin-right="0in" fo:margin-top="0in" fo:margin-bottom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14" style:family="paragraph" style:parent-style-name="Standard">
      <style:text-properties style:language-asian="en" style:country-asian="US"/>
    </style:style>
    <style:style style:name="P15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6" style:family="paragraph" style:parent-style-name="Standard"/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19" style:family="paragraph" style:parent-style-name="Standard">
      <style:text-properties fo:language="en" fo:country="US" style:language-asian="en" style:country-asian="US"/>
    </style:style>
    <style:style style:name="P20" style:family="paragraph" style:parent-style-name="Standard">
      <style:paragraph-properties>
        <style:tab-stops>
          <style:tab-stop style:position="0.666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>
        <style:tab-stops>
          <style:tab-stop style:position="0.7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24" style:family="paragraph" style:parent-style-name="Heading_20_1">
      <style:text-properties fo:font-size="12pt" style:font-size-asian="12pt" style:font-size-complex="12pt"/>
    </style:style>
    <style:style style:name="P25" style:family="paragraph" style:parent-style-name="Heading_20_1" style:list-style-name="WW8Num26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Heading_20_1" style:list-style-name="WW8Num26">
      <style:paragraph-properties fo:margin-left="0.5in" fo:margin-right="0in" fo:margin-top="0in" fo:margin-bottom="0.0417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Heading_20_1" style:list-style-name="WW8Num26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Heading_20_3" style:list-style-name="WW8Num26">
      <style:paragraph-properties fo:margin-left="0.5in" fo:margin-right="0in" fo:text-indent="-0.25in" style:auto-text-indent="fals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Heading_20_3" style:list-style-name="WW8Num26">
      <style:paragraph-properties fo:margin-left="0.4957in" fo:margin-right="0in" fo:margin-top="0in" fo:margin-bottom="0.0417in" fo:text-indent="-0.248in" style:auto-text-indent="fals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Heading_20_3" style:list-style-name="WW8Num26">
      <style:paragraph-properties fo:margin-left="0.4957in" fo:margin-right="0in" fo:margin-top="0in" fo:margin-bottom="0.0417in" fo:text-indent="-0.248in" style:auto-text-indent="false" fo:break-before="pag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31" style:family="paragraph" style:parent-style-name="Heading_20_3" style:list-style-name="WW8Num26">
      <style:paragraph-properties fo:margin-left="0.4957in" fo:margin-right="0in" fo:margin-top="0.0835in" fo:margin-bottom="0.0417in" fo:text-indent="-0.248in" style:auto-text-indent="fals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Title">
      <style:paragraph-properties fo:text-align="end" style:justify-single-word="false"/>
      <style:text-properties fo:language="pt" fo:country="BR"/>
    </style:style>
    <style:style style:name="P3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5" style:family="paragraph" style:parent-style-name="Title">
      <style:paragraph-properties fo:text-align="start" style:justify-single-word="false"/>
    </style:style>
    <style:style style:name="P36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7" style:family="paragraph" style:parent-style-name="Title">
      <style:paragraph-properties fo:margin-top="0.0835in" fo:margin-bottom="0in" fo:text-align="end" style:justify-single-word="false"/>
    </style:style>
    <style:style style:name="P38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39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4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41" style:family="paragraph" style:parent-style-name="Title">
      <style:paragraph-properties fo:break-before="page">
        <style:tab-stops>
          <style:tab-stop style:position="0.3335in"/>
          <style:tab-stop style:position="6.4098in" style:type="right" style:leader-style="dotted" style:leader-text="."/>
        </style:tab-stops>
      </style:paragraph-properties>
      <style:text-properties fo:language="pt" fo:country="BR"/>
    </style:style>
    <style:style style:name="P42" style:family="paragraph" style:parent-style-name="Title">
      <style:paragraph-properties fo:margin-left="0.3335in" fo:margin-right="0in" fo:text-align="justify" style:justify-single-word="false" fo:text-indent="0in" style:auto-text-indent="false"/>
      <style:text-properties fo:font-size="10pt" fo:language="pt" fo:country="BR" fo:font-weight="normal" style:font-size-asian="10pt" style:language-asian="none" style:country-asian="none" style:font-weight-asian="normal" style:font-name-complex="Arial"/>
    </style:style>
    <style:style style:name="P4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4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0.5835in"/>
          <style:tab-stop style:position="6.6409in" style:type="right" style:leader-style="dotted" style:leader-text="."/>
          <style:tab-stop style:position="6.6925in" style:type="right" style:leader-style="dotted" style:leader-text="."/>
        </style:tab-stops>
      </style:paragraph-properties>
    </style:style>
    <style:style style:name="P46" style:family="paragraph" style:parent-style-name="Header">
      <style:paragraph-properties>
        <style:tab-stops/>
      </style:paragraph-properties>
    </style:style>
    <style:style style:name="P4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48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49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50" style:family="paragraph" style:parent-style-name="Header">
      <style:paragraph-properties style:snap-to-layout-grid="false"/>
    </style:style>
    <style:style style:name="P51" style:family="paragraph" style:parent-style-name="Footer">
      <style:paragraph-properties>
        <style:tab-stops/>
      </style:paragraph-properties>
    </style:style>
    <style:style style:name="P52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53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5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text-align="center" style:justify-single-word="false"/>
      <style:text-properties fo:language="pt" fo:country="BR"/>
    </style:style>
    <style:style style:name="P5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9" style:family="paragraph" style:parent-style-name="RUP_20_Tabela">
      <style:paragraph-properties style:snap-to-layout-grid="false"/>
      <style:text-properties fo:language="pt" fo:country="BR"/>
    </style:style>
    <style:style style:name="P60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61" style:family="paragraph" style:parent-style-name="RUP_20_Tabela">
      <style:paragraph-properties fo:margin-left="-0.0752in" fo:margin-right="0in" fo:text-align="center" style:justify-single-word="false" fo:text-indent="0in" style:auto-text-indent="false" style:snap-to-layout-grid="false"/>
      <style:text-properties fo:language="pt" fo:country="BR" fo:font-weight="bold" style:font-weight-asian="bold"/>
    </style:style>
    <style:style style:name="P62" style:family="paragraph" style:parent-style-name="RUP_20_Tabela">
      <style:paragraph-properties fo:keep-together="always" fo:keep-with-next="always"/>
      <style:text-properties fo:language="pt" fo:country="BR"/>
    </style:style>
    <style:style style:name="P63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64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5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6" style:family="paragraph" style:parent-style-name="Corpo_20_de_20_texto_20_2">
      <style:paragraph-properties fo:margin-left="0.6665in" fo:margin-right="0in" fo:margin-top="0in" fo:margin-bottom="0in" fo:line-height="100%" fo:text-indent="0in" style:auto-text-indent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Corpo_20_de_20_texto_20_2">
      <style:paragraph-properties fo:margin-left="0.6654in" fo:margin-right="0in" fo:margin-top="0in" fo:margin-bottom="0in" fo:line-height="100%" fo:text-indent="0in" style:auto-text-indent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Com_20_marcadores">
      <style:text-properties fo:language="pt" fo:country="BR"/>
    </style:style>
    <style:style style:name="P69" style:family="paragraph" style:parent-style-name="Com_20_marcadores">
      <style:text-properties fo:font-size="10pt" style:font-size-asian="10pt"/>
    </style:style>
    <style:style style:name="P70" style:family="paragraph" style:parent-style-name="Com_20_marcadores" style:list-style-name="WW8Num9">
      <style:paragraph-properties fo:margin-left="1.1654in" fo:margin-right="0in" fo:text-indent="-0.4984in" style:auto-text-indent="false">
        <style:tab-stops>
          <style:tab-stop style:position="0.916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1" style:family="paragraph" style:parent-style-name="Com_20_marcadores" style:list-style-name="WW8Num8">
      <style:paragraph-properties fo:margin-left="1.1665in" fo:margin-right="0in" fo:text-indent="-0.5in" style:auto-text-indent="false">
        <style:tab-stops>
          <style:tab-stop style:position="0.916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2" style:family="paragraph" style:parent-style-name="Com_20_marcadores" style:list-style-name="WW8Num30">
      <style:paragraph-properties fo:margin-left="1.1665in" fo:margin-right="0in" fo:text-indent="-0.5in" style:auto-text-indent="false">
        <style:tab-stops>
          <style:tab-stop style:position="0.916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3" style:family="paragraph" style:parent-style-name="Com_20_marcadores" style:list-style-name="WW8Num3">
      <style:paragraph-properties fo:margin-left="1.1665in" fo:margin-right="0in" fo:text-indent="-0.5in" style:auto-text-indent="false">
        <style:tab-stops>
          <style:tab-stop style:position="0.916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4" style:family="paragraph" style:parent-style-name="Com_20_marcadores" style:list-style-name="WW8Num41">
      <style:paragraph-properties fo:margin-left="1.1665in" fo:margin-right="0in" fo:text-indent="-0.5in" style:auto-text-indent="false">
        <style:tab-stops>
          <style:tab-stop style:position="0.916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5" style:family="paragraph" style:parent-style-name="Com_20_marcadores" style:list-style-name="WW8Num14">
      <style:paragraph-properties fo:margin-left="1.1665in" fo:margin-right="0in" fo:text-indent="-0.5in" style:auto-text-indent="false">
        <style:tab-stops>
          <style:tab-stop style:position="0.916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6" style:family="paragraph" style:parent-style-name="Com_20_marcadores">
      <style:paragraph-properties fo:margin-left="0.666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77" style:family="paragraph" style:parent-style-name="Com_20_marcadores">
      <style:paragraph-properties fo:margin-left="0.416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78" style:family="paragraph">
      <style:paragraph-properties style:writing-mode="lr-tb"/>
    </style:style>
    <style:style style:name="T1" style:family="text">
      <style:text-properties fo:language="pt" fo:country="BR"/>
    </style:style>
    <style:style style:name="T2" style:family="text">
      <style:text-properties fo:font-size="16pt" fo:language="pt" fo:country="BR" fo:font-weight="normal" style:font-size-asian="16pt" style:font-weight-asian="normal" style:font-size-complex="16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anguage="none" fo:country="none" style:font-size-asian="10pt" style:language-asian="none" style:country-asian="none"/>
    </style:style>
    <style:style style:name="T6" style:family="text">
      <style:text-properties fo:color="#008000" fo:font-size="10pt" fo:language="pt" fo:country="BR" style:font-size-asian="10pt"/>
    </style:style>
    <style:style style:name="T7" style:family="text">
      <style:text-properties fo:color="#008000" fo:font-size="10pt" fo:language="pt" fo:country="BR" fo:font-weight="normal" style:font-size-asian="10pt" style:font-weight-asian="normal"/>
    </style:style>
    <style:style style:name="T8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9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0" style:family="text">
      <style:text-properties fo:color="#008000" fo:language="pt" fo:country="BR"/>
    </style:style>
    <style:style style:name="T11" style:family="text">
      <style:text-properties style:font-style-complex="normal" style:font-weight-complex="normal"/>
    </style:style>
    <style:style style:name="T12" style:family="text">
      <style:text-properties style:font-name="Arial" fo:font-size="10pt" fo:font-weight="bold" style:font-size-asian="10pt" style:font-weight-asian="bold" style:font-name-complex="Arial" style:font-size-complex="10pt" style:font-style-complex="italic"/>
    </style:style>
    <style:style style:name="T13" style:family="text">
      <style:text-properties style:font-name="Arial" fo:font-size="10pt" style:font-size-asian="10pt" style:font-name-complex="Arial"/>
    </style:style>
    <style:style style:name="T14" style:family="text">
      <style:text-properties style:font-name="Arial" fo:font-size="10pt" style:font-size-asian="10pt" style:font-name-complex="Arial" style:font-size-complex="10pt"/>
    </style:style>
    <style:style style:name="T15" style:family="text">
      <style:text-properties style:font-name="Arial" fo:font-size="10pt" style:font-size-asian="10pt" style:font-name-complex="Arial" style:font-size-complex="10pt" style:font-style-complex="italic"/>
    </style:style>
    <style:style style:name="T16" style:family="text">
      <style:text-properties style:font-name="Arial" fo:font-size="10pt" fo:language="pt" fo:country="BR" style:font-size-asian="10pt" style:font-name-complex="Arial"/>
    </style:style>
    <style:style style:name="T17" style:family="text">
      <style:text-properties fo:font-size="9pt" style:font-size-asian="9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ccffcc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fo:margin-left="0.0457in" fo:margin-right="0.2311in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32"/>
      <text:p text:style-name="P32"/>
      <text:p text:style-name="P32"/>
      <text:p text:style-name="P14"/>
      <text:p text:style-name="P33">Plano de Treinamento</text:p>
      <text:p text:style-name="P22"/>
      <text:p text:style-name="P15"/>
      <text:p text:style-name="P15"/>
      <text:p text:style-name="P15"/>
      <text:p text:style-name="P15"/>
      <text:p text:style-name="P33">Nome do Projeto - Versão 9.9</text:p>
      <text:p text:style-name="P38">Nome do Módulo - Release 9.9</text:p>
      <text:p text:style-name="P15"/>
      <text:p text:style-name="P15"/>
      <text:p text:style-name="P15"/>
      <text:p text:style-name="P15"/>
      <text:p text:style-name="P15"/>
      <text:p text:style-name="P37"><text:span text:style-name="T2">Versão do Documento:</text:span><text:span text:style-name="T3"> 9.9</text:span></text:p>
      <text:p text:style-name="P15"/>
      <text:p text:style-name="P15"/>
      <text:p text:style-name="P15"/>
      <text:p text:style-name="P39"/>
      <text:p text:style-name="P34"/>
      <text:section text:style-name="Sect2" text:name="Seção1">
        <text:p text:style-name="P16"/>
      </text:section>
      <text:section text:style-name="Sect3" text:name="Seção2">
        <text:p text:style-name="P17"/>
        <text:p text:style-name="P23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5">Data</text:p>
            </table:table-cell>
            <table:table-cell table:style-name="Tabela1.A1" office:value-type="string">
              <text:p text:style-name="P61">Versão do Documento</text:p>
            </table:table-cell>
            <table:table-cell table:style-name="Tabela1.A1" office:value-type="string">
              <text:p text:style-name="P55">Descrição</text:p>
            </table:table-cell>
            <table:table-cell table:style-name="Tabela1.D1" office:value-type="string">
              <text:p text:style-name="P55">Autor</text:p>
            </table:table-cell>
          </table:table-row>
          <table:table-row table:style-name="Tabela1.1">
            <table:table-cell table:style-name="Tabela1.A2" office:value-type="string">
              <text:p text:style-name="P57">99/99/9999</text:p>
            </table:table-cell>
            <table:table-cell table:style-name="Tabela1.A2" office:value-type="string">
              <text:p text:style-name="P57">9.9</text:p>
            </table:table-cell>
            <table:table-cell table:style-name="Tabela1.A2" office:value-type="string">
              <text:p text:style-name="P59">Descrição da atividade realizada no documento.</text:p>
            </table:table-cell>
            <table:table-cell table:style-name="Tabela1.D2" office:value-type="string">
              <text:p text:style-name="P57">Nome do(s) Analista(s)</text:p>
            </table:table-cell>
          </table:table-row>
          <table:table-row table:style-name="Tabela1.1">
            <table:table-cell table:style-name="Tabela1.A2" office:value-type="string">
              <text:p text:style-name="P60"/>
              <text:p text:style-name="P56"/>
            </table:table-cell>
            <table:table-cell table:style-name="Tabela1.A2" office:value-type="string">
              <text:p text:style-name="P57"/>
            </table:table-cell>
            <table:table-cell table:style-name="Tabela1.A2" office:value-type="string">
              <text:p text:style-name="P57"/>
            </table:table-cell>
            <table:table-cell table:style-name="Tabela1.D2" office:value-type="string">
              <text:p text:style-name="P57"/>
            </table:table-cell>
          </table:table-row>
          <table:table-row table:style-name="Tabela1.1">
            <table:table-cell table:style-name="Tabela1.A2" office:value-type="string">
              <text:p text:style-name="P60"/>
              <text:p text:style-name="P56"/>
            </table:table-cell>
            <table:table-cell table:style-name="Tabela1.A2" office:value-type="string">
              <text:p text:style-name="P57"/>
            </table:table-cell>
            <table:table-cell table:style-name="Tabela1.A2" office:value-type="string">
              <text:p text:style-name="P57"/>
            </table:table-cell>
            <table:table-cell table:style-name="Tabela1.D2" office:value-type="string">
              <text:p text:style-name="P57"/>
            </table:table-cell>
          </table:table-row>
        </table:table>
        <text:p text:style-name="Standard"/>
        <text:p text:style-name="Standard"/>
        <text:p text:style-name="P35"><text:span text:style-name="T6">Obs.:</text:span><text:span text:style-name="T7"> </text:span></text:p>
        <text:p text:style-name="P36"/>
        <text:p text:style-name="P35"><text:span text:style-name="T7">1- Na Capa deste documento deverá constar a versão do Projeto, a release (versão do módulo) e a versão deste Documento. E nesta página, deverá constar a </text:span><text:span text:style-name="T8">versão do documento</text:span><text:span text:style-name="T7">.</text:span></text:p>
        <text:p text:style-name="P18"/>
        <text:p text:style-name="P35"><text:span text:style-name="T9"></text:span><text:span text:style-name="T7"> Retirar esta observação no documento oficial.</text:span><text:span text:style-name="T10"> </text:span></text:p>
        <text:p text:style-name="Standard"/>
        <text:p text:style-name="P40">Sumário</text:p>
        <text:p text:style-name="P19"/>
        <text:p text:style-name="P19"/>
        <text:table-of-content text:style-name="Sect1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6.6409in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5835in" style:leader-char=" " style:with-tab="false"/>
              <text:index-entry-tab-stop style:type="left" style:position="6.6409in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4.9236in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44"><text:a xlink:type="simple" xlink:href="#1.Introdução|outline">1.Introdução<text:tab/>4</text:a></text:p>
            <text:p text:style-name="P45"><text:a xlink:type="simple" xlink:href="#1.1.1.Finalidade|outline">1.1.1Finalidade<text:tab/>4</text:a></text:p>
            <text:p text:style-name="P45"><text:a xlink:type="simple" xlink:href="#1.1.2.Escopo|outline">1.1.2Escopo<text:tab/>4</text:a></text:p>
            <text:p text:style-name="P45"><text:a xlink:type="simple" xlink:href="#1.1.3.Definições |outline">1.1.3Definições <text:tab/>4</text:a></text:p>
            <text:p text:style-name="P45"><text:a xlink:type="simple" xlink:href="#1.1.4.Suposições|outline">1.1.4Suposições<text:tab/>4</text:a></text:p>
            <text:p text:style-name="P45"><text:a xlink:type="simple" xlink:href="#1.1.5.Dependências|outline">1.1.5Dependências<text:tab/>4</text:a></text:p>
            <text:p text:style-name="P45"><text:a xlink:type="simple" xlink:href="#1.1.6.Documentos relacionados|outline">1.1.6Documentos relacionados<text:tab/>4</text:a></text:p>
            <text:p text:style-name="P45"><text:a xlink:type="simple" xlink:href="#1.1.7.Versão|outline">1.1.7Versão<text:tab/>5</text:a></text:p>
            <text:p text:style-name="P44"><text:a xlink:type="simple" xlink:href="#2.Análise de Necessidades de Treinamento|outline">2.Análise de Necessidades de Treinamento<text:tab/>5</text:a></text:p>
            <text:p text:style-name="P44"><text:a xlink:type="simple" xlink:href="#3.Treinamento de Estratégias e Aproximação|outline">3.Treinamento de Estratégias e Aproximação<text:tab/>5</text:a></text:p>
            <text:p text:style-name="P44"><text:a xlink:type="simple" xlink:href="#4.Desenvolvimento do Curso|outline">4.Desenvolvimento do Curso<text:tab/>5</text:a></text:p>
            <text:p text:style-name="P45"><text:a xlink:type="simple" xlink:href="#4.1.1.Descrições do curso|outline">4.1.1Descrições do curso<text:tab/>5</text:a></text:p>
            <text:p text:style-name="P45"><text:a xlink:type="simple" xlink:href="#4.1.2.Passos do Treinamento |outline">4.1.2Passos do Treinamento <text:tab/>5</text:a></text:p>
            <text:p text:style-name="P45"><text:a xlink:type="simple" xlink:href="#4.1.3.Produtos |outline">4.1.3Produtos <text:tab/>6</text:a></text:p>
            <text:p text:style-name="P45"><text:a xlink:type="simple" xlink:href="#4.1.4.Exigências de recurso|outline">4.1.4Exigências de recurso<text:tab/>6</text:a></text:p>
            <text:p text:style-name="P45"><text:a xlink:type="simple" xlink:href="#4.1.5.Garantia de qualidade|outline">4.1.5Garantia de qualidade<text:tab/>6</text:a></text:p>
            <text:p text:style-name="P44"><text:a xlink:type="simple" xlink:href="#5.Entrega do curso|outline">5.Entrega do curso<text:tab/>6</text:a></text:p>
            <text:p text:style-name="P45"><text:a xlink:type="simple" xlink:href="#5.1.1.Exigências de Recurso|outline">5.1.1Exigências de Recurso<text:tab/>6</text:a></text:p>
            <text:p text:style-name="P45"><text:a xlink:type="simple" xlink:href="#5.1.2.Localizações e Instalações|outline">5.1.2Localizações e Instalações<text:tab/>6</text:a></text:p>
            <text:p text:style-name="P45"><text:a xlink:type="simple" xlink:href="#5.1.3.Administração|outline">5.1.3Administração<text:tab/>8</text:a></text:p>
            <text:p text:style-name="P45"><text:a xlink:type="simple" xlink:href="#5.1.4.Garantia de qualidade|outline">5.1.4Garantia de qualidade<text:tab/>8</text:a></text:p>
            <text:p text:style-name="P44"><text:a xlink:type="simple" xlink:href="#6.Carga horária|outline">6.Carga horária<text:tab/>8</text:a></text:p>
            <text:p text:style-name="P44"><text:a xlink:type="simple" xlink:href="#7.Assinaturas|outline">7.Assinaturas<text:tab/>9</text:a></text:p>
          </text:index-body>
        </text:table-of-content>
        <text:p text:style-name="P41">Plano de Comunicação</text:p>
        <text:p text:style-name="P19"/>
        <text:p text:style-name="P19"><draw:frame draw:style-name="fr1" draw:name="Quadro1" text:anchor-type="char" svg:x="0.0728in" svg:y="0.1366in" svg:width="6.4374in" svg:height="0.961in" draw:z-index="4"><draw:text-box><text:p text:style-name="Standard"><text:span text:style-name="T12">Instruções:</text:span><text:span text:style-name="T15"> </text:span><text:span text:style-name="T14">Dentro de cada seção estão os sentidos e como preencher. Suprima estas instruções quando a informação específica do projeto for adicionada. Atualize o índice de cada seção às necessidades particulares do projeto. Se nenhuma informação se aplicar a uma seção particular, introduza a seguinte sentença abaixo dessa seção junto com a razão apropriada para a exclusão: <text:s/>"Não aplicável para este projeto.”</text:span></text:p></draw:text-box></draw:frame></text:p>
        <text:p text:style-name="P19"/>
        <text:p text:style-name="P19"/>
        <text:h text:style-name="P24" text:outline-level="1"/>
        <text:p text:style-name="Standard"/>
        <text:p text:style-name="Standard"/>
        <text:list xml:id="list30169659" text:style-name="WW8Num26">
          <text:list-item>
            <text:h text:style-name="P25" text:outline-level="1">Introdução</text:h>
            <text:list>
              <text:list-item>
                <text:list>
                  <text:list-item>
                    <text:h text:style-name="P28" text:outline-level="3">Finalidade</text:h>
                  </text:list-item>
                </text:list>
              </text:list-item>
            </text:list>
          </text:list-item>
        </text:list>
        <text:p text:style-name="Standard"/>
        <text:p text:style-name="P2">Descreva o propósito do plano. <text:s/>Por exemplo:</text:p>
        <text:p text:style-name="P66">“Este plano identificará os tipos principais de treinamento que serão executados para apoiar operações da solução que serão entregues.”</text:p>
        <text:p text:style-name="P20"/>
        <text:list xml:id="list30186275" text:continue-numbering="true" text:style-name="WW8Num26">
          <text:list-item>
            <text:list>
              <text:list-item>
                <text:list>
                  <text:list-item>
                    <text:h text:style-name="P28" text:outline-level="3">Escopo</text:h>
                  </text:list-item>
                </text:list>
              </text:list-item>
            </text:list>
          </text:list-item>
        </text:list>
        <text:p text:style-name="Standard"/>
        <text:p text:style-name="P67">Descreva o escopo deste plano. <text:s/>Que áreas serão afetadas? <text:s/>Serão incluídas que módulos, funções de sistema, ou ferramentas de software e utilitários e quais serão excluídos?</text:p>
        <text:p text:style-name="P21"/>
        <text:list xml:id="list30180748" text:continue-numbering="true" text:style-name="WW8Num26">
          <text:list-item>
            <text:list>
              <text:list-item>
                <text:list>
                  <text:list-item>
                    <text:h text:style-name="P28" text:outline-level="3">Definições </text:h>
                  </text:list-item>
                </text:list>
              </text:list-item>
            </text:list>
          </text:list-item>
        </text:list>
        <text:p text:style-name="Standard"/>
        <text:p text:style-name="P4">Defina uma referência para a definição de todos os termos necessários para interpretar o plano corretamente.</text:p>
        <text:p text:style-name="P7"/>
        <text:list xml:id="list30161940" text:continue-numbering="true" text:style-name="WW8Num26">
          <text:list-item>
            <text:list>
              <text:list-item>
                <text:list>
                  <text:list-item>
                    <text:h text:style-name="P29" text:outline-level="3">Suposições</text:h>
                  </text:list-item>
                </text:list>
              </text:list-item>
            </text:list>
          </text:list-item>
        </text:list>
        <text:p text:style-name="Standard"/>
        <text:p text:style-name="P3">Que suposições, se existir, foram feitas no ato da criação desse original?</text:p>
        <text:list xml:id="list30156711" text:continue-numbering="true" text:style-name="WW8Num26">
          <text:list-item>
            <text:list>
              <text:list-item>
                <text:list>
                  <text:list-item>
                    <text:h text:style-name="P31" text:outline-level="3">Dependências</text:h>
                  </text:list-item>
                </text:list>
              </text:list-item>
            </text:list>
          </text:list-item>
        </text:list>
        <text:p text:style-name="Standard"/>
        <text:p text:style-name="P3">Há alguma dependência nos sistemas, nas aplicações, nas pessoas, etc? </text:p>
        <text:p text:style-name="P6"/>
        <text:list xml:id="list30156313" text:continue-numbering="true" text:style-name="WW8Num26">
          <text:list-item>
            <text:list>
              <text:list-item>
                <text:list>
                  <text:list-item>
                    <text:h text:style-name="P29" text:outline-level="3">Documentos relacionados</text:h>
                  </text:list-item>
                </text:list>
              </text:list-item>
            </text:list>
          </text:list-item>
        </text:list>
        <text:p text:style-name="P6"/>
        <text:p text:style-name="P3">Identifique todos os outros documentos e sua versão que forem relacionados ou que contenham os detalhes relevantes a este plano. Identifique cada original pelo título, pelo número, data, e organização que está publicando. <text:s/>Especifique as fontes dos documentos referidos.</text:p>
        <text:list xml:id="list30169903" text:continue-numbering="true" text:style-name="WW8Num26">
          <text:list-item>
            <text:list>
              <text:list-item>
                <text:list>
                  <text:list-item>
                    <text:h text:style-name="P29" text:outline-level="3">Versão</text:h>
                  </text:list-item>
                </text:list>
              </text:list-item>
            </text:list>
          </text:list-item>
        </text:list>
        <text:p text:style-name="Standard"/>
        <text:p text:style-name="P2">Para qual versão de software ou hardware este treinamento se aplica?</text:p>
        <text:p text:style-name="P5"/>
        <text:list xml:id="list30183131" text:continue-numbering="true" text:style-name="WW8Num26">
          <text:list-item>
            <text:h text:style-name="P26" text:outline-level="1"><text:soft-page-break/>Análise de Necessidades de Treinamento</text:h>
          </text:list-item>
        </text:list>
        <text:p text:style-name="Standard"/>
        <text:p text:style-name="P11">Descreva o método usado para analisar as necessidades de treinamento do usuário.</text:p>
        <text:p text:style-name="P11">Documente as exigências de treinamento do usuário identificado pela análise de necessidades. <text:s/>Identifique qualquer agrupamento de usuário para necessidades de treinamento diferentes.</text:p>
        <text:p text:style-name="Standard"/>
        <text:list xml:id="list30183039" text:continue-numbering="true" text:style-name="WW8Num26">
          <text:list-item>
            <text:h text:style-name="P26" text:outline-level="1">Treinamento de Estratégias e Aproximação</text:h>
          </text:list-item>
        </text:list>
        <text:p text:style-name="Standard"/>
        <text:p text:style-name="P9"><text:span text:style-name="T16">Descreva as metas globais e implementação de programa do treinamento, os métodos que serão usados para avaliar treinando efetividade descrições do </text:span><text:span text:style-name="T13">deliverables</text:span><text:span text:style-name="T16"> de treinamento principal, e um esboço breve em como esses </text:span><text:span text:style-name="T13">deliverables</text:span><text:span text:style-name="T16"> serão implementados.</text:span></text:p>
        <text:p text:style-name="Standard"/>
        <text:list xml:id="list30164305" text:continue-numbering="true" text:style-name="WW8Num26">
          <text:list-item>
            <text:h text:style-name="P26" text:outline-level="1">Desenvolvimento do Curso</text:h>
          </text:list-item>
        </text:list>
        <text:p text:style-name="Standard"/>
        <text:list xml:id="list30158476" text:continue-numbering="true" text:style-name="WW8Num26">
          <text:list-item>
            <text:list>
              <text:list-item>
                <text:list>
                  <text:list-item>
                    <text:h text:style-name="P29" text:outline-level="3"><text:bookmark-start text:name="Text10"/>Descrições do curso</text:h>
                  </text:list-item>
                </text:list>
              </text:list-item>
            </text:list>
          </text:list-item>
        </text:list>
        <text:p text:style-name="P12"/>
        <text:p text:style-name="P2">Forneça uma descrição do curso para cada curso que inclui</text:p>
        <text:p text:style-name="P68">Objetivos</text:p>
        <text:p text:style-name="P68">Pré-requisitos</text:p>
        <text:p text:style-name="P68">Público alvo</text:p>
        <text:p text:style-name="P68">Descrição</text:p>
        <text:p text:style-name="P68">Tópicos</text:p>
        <text:p text:style-name="P68">Duração</text:p>
        <text:p text:style-name="P68"/>
        <text:list xml:id="list30178547" text:continue-numbering="true" text:style-name="WW8Num26">
          <text:list-item>
            <text:list>
              <text:list-item>
                <text:list>
                  <text:list-item>
                    <text:h text:style-name="P29" text:outline-level="3">Passos do Treinamento </text:h>
                  </text:list-item>
                </text:list>
              </text:list-item>
            </text:list>
          </text:list-item>
        </text:list>
        <text:p text:style-name="P12"/>
        <text:p text:style-name="P2">Forneça um quadro que mostra como cada grupo de usuários progredirá no treinamento.</text:p>
        <text:p text:style-name="P2"/>
        <text:list xml:id="list30185961" text:continue-numbering="true" text:style-name="WW8Num26">
          <text:list-item>
            <text:list>
              <text:list-item>
                <text:list>
                  <text:list-item>
                    <text:h text:style-name="P30" text:outline-level="3">Produtos </text:h>
                  </text:list-item>
                </text:list>
              </text:list-item>
            </text:list>
          </text:list-item>
        </text:list>
        <text:p text:style-name="P5"/>
        <text:p text:style-name="P2">Forneça uma lista de todos os deliverables do curso.</text:p>
        <text:p text:style-name="P5"/>
        <text:list xml:id="list30177078" text:continue-numbering="true" text:style-name="WW8Num26">
          <text:list-item>
            <text:list>
              <text:list-item>
                <text:list>
                  <text:list-item>
                    <text:h text:style-name="P29" text:outline-level="3">Exigências de recurso</text:h>
                  </text:list-item>
                </text:list>
              </text:list-item>
            </text:list>
          </text:list-item>
        </text:list>
        <text:p text:style-name="P12"/>
        <text:p text:style-name="P2">Descreva todos os recursos exigidos para produzir o material de treinamento incluindo</text:p>
        <text:list xml:id="list30170160" text:style-name="WW8Num9">
          <text:list-item>
            <text:p text:style-name="P70">Pessoal e seus níveis de habilidade.</text:p>
          </text:list-item>
          <text:list-item>
            <text:p text:style-name="P70">Equipamento (hardware, software, equipamento especial).</text:p>
          </text:list-item>
          <text:list-item>
            <text:p text:style-name="P70">Ferramentas (desenvolvimento, entrega, demonstração).</text:p>
          </text:list-item>
        </text:list>
        <text:p text:style-name="P69"/>
        <text:p text:style-name="P69"/>
        <text:list xml:id="list30186676" text:continue-list="list30177078" text:style-name="WW8Num26">
          <text:list-item>
            <text:list>
              <text:list-item>
                <text:list>
                  <text:list-item>
                    <text:h text:style-name="P29" text:outline-level="3">Garantia de qualidade</text:h>
                  </text:list-item>
                </text:list>
              </text:list-item>
            </text:list>
          </text:list-item>
        </text:list>
        <text:p text:style-name="P8"/>
        <text:p text:style-name="P2">Descreva como a qualidade será monitorada e será mantida para desenvolvimento do curso. <text:s/>Inclua como cada um será enviado.</text:p>
        <text:list xml:id="list30154714" text:style-name="WW8Num8">
          <text:list-item>
            <text:p text:style-name="P71">Critério de qualidade.</text:p>
          </text:list-item>
          <text:list-item>
            <text:p text:style-name="P71">Documentos padrão.</text:p>
          </text:list-item>
          <text:list-item>
            <text:p text:style-name="P71">Teste do material do curso.</text:p>
          </text:list-item>
          <text:list-item>
            <text:p text:style-name="P71">Revisão dos cursos para adequar as revisões das soluções.</text:p>
          </text:list-item>
        </text:list>
        <text:p text:style-name="P13"/>
        <text:p text:style-name="P13"/>
        <text:list xml:id="list30156344" text:continue-list="list30186676" text:style-name="WW8Num26">
          <text:list-item>
            <text:h text:style-name="P26" text:outline-level="1">Entrega do curso</text:h>
          </text:list-item>
        </text:list>
        <text:p text:style-name="Standard"/>
        <text:list xml:id="list30164269" text:continue-numbering="true" text:style-name="WW8Num26">
          <text:list-item>
            <text:list>
              <text:list-item>
                <text:list>
                  <text:list-item>
                    <text:h text:style-name="P29" text:outline-level="3">Exigências de Recurso</text:h>
                  </text:list-item>
                </text:list>
              </text:list-item>
            </text:list>
          </text:list-item>
        </text:list>
        <text:p text:style-name="P5"/>
        <text:p text:style-name="P2">Descreva as exigências de recurso para entrega do programa de treinamento incluir.</text:p>
        <text:list xml:id="list30175076" text:style-name="WW8Num30">
          <text:list-item>
            <text:p text:style-name="P72">Pessoal e seus níveis de habilidade.</text:p>
          </text:list-item>
          <text:list-item>
            <text:p text:style-name="P72">Equipamentos (workstations, servidores, visual/display).</text:p>
          </text:list-item>
          <text:list-item>
            <text:p text:style-name="P72">Ferramentas.</text:p>
          </text:list-item>
        </text:list>
        <text:p text:style-name="P76"/>
        <text:p text:style-name="P76"/>
        <text:list xml:id="list30177669" text:continue-list="list30164269" text:style-name="WW8Num26">
          <text:list-item>
            <text:list>
              <text:list-item>
                <text:list>
                  <text:list-item>
                    <text:h text:style-name="P29" text:outline-level="3">Localizações e Instalações</text:h>
                  </text:list-item>
                </text:list>
              </text:list-item>
            </text:list>
          </text:list-item>
        </text:list>
        <text:p text:style-name="P8"/>
        <text:p text:style-name="P2">Descreva onde o treinamento será entregue e as instalações específicas e salas de aula envolvidas. <text:s/>Identifique as exigências para o seguinte:</text:p>
        <text:list xml:id="list30173546" text:style-name="WW8Num3">
          <text:list-item>
            <text:p text:style-name="P73">Equipamento da sala de aula (quadro, flip charts, canetas).</text:p>
          </text:list-item>
          <text:list-item>
            <text:p text:style-name="P73">Configuração da sala de aula (tamanho e forma).</text:p>
          </text:list-item>
          <text:list-item>
            <text:p text:style-name="P73">Mobília.</text:p>
          </text:list-item>
          <text:list-item>
            <text:p text:style-name="P73">Energia.</text:p>
          </text:list-item>
        </text:list>
        <text:p text:style-name="P77"/>
        <text:p text:style-name="P77"/>
        <text:list xml:id="list30186948" text:continue-list="list30177669" text:style-name="WW8Num26">
          <text:list-item>
            <text:list>
              <text:list-item>
                <text:list>
                  <text:list-item>
                    <text:h text:style-name="P30" text:outline-level="3">Administração</text:h>
                  </text:list-item>
                </text:list>
              </text:list-item>
            </text:list>
          </text:list-item>
        </text:list>
        <text:p text:style-name="P5"/>
        <text:p text:style-name="P2">Descreva como serão executadas funções de administração do curso. <text:s/>Estes incluem:</text:p>
        <text:list xml:id="list30166945" text:style-name="WW8Num41">
          <text:list-item>
            <text:p text:style-name="P74">Curso de ligação e teardown.</text:p>
          </text:list-item>
          <text:list-item>
            <text:p text:style-name="P74">Materiais reprodução/ordering e distribuição.</text:p>
          </text:list-item>
          <text:list-item>
            <text:p text:style-name="P74">Procedimento de matrícula e aceitação.</text:p>
          </text:list-item>
          <text:list-item>
            <text:p text:style-name="P74">Informação de freqüência.</text:p>
          </text:list-item>
          <text:list-item>
            <text:p text:style-name="P74">Informação de conclusão.</text:p>
          </text:list-item>
          <text:list-item>
            <text:p text:style-name="P74">Resultados dos testes (se aplicável).</text:p>
          </text:list-item>
          <text:list-item>
            <text:p text:style-name="P74">Facilidade de planificação.</text:p>
          </text:list-item>
          <text:list-item>
            <text:p text:style-name="P74">Pagamento dos custos do treinamento (se aplicável).</text:p>
          </text:list-item>
          <text:list-item>
            <text:p text:style-name="P74">Security issues.</text:p>
          </text:list-item>
        </text:list>
        <text:p text:style-name="P76"/>
        <text:p text:style-name="P76"/>
        <text:list xml:id="list30166626" text:continue-list="list30186948" text:style-name="WW8Num26">
          <text:list-item>
            <text:list>
              <text:list-item>
                <text:list>
                  <text:list-item>
                    <text:h text:style-name="P29" text:outline-level="3">Garantia de qualidade</text:h>
                  </text:list-item>
                </text:list>
              </text:list-item>
            </text:list>
          </text:list-item>
        </text:list>
        <text:p text:style-name="P5"/>
        <text:p text:style-name="P2">Descreva como a qualidade do processo de entrega será mantida. <text:s/>Esteja seguro de incluir:</text:p>
        <text:list xml:id="list30163742" text:style-name="WW8Num14">
          <text:list-item>
            <text:p text:style-name="P75">Medição da efetividade do instrutor.</text:p>
          </text:list-item>
          <text:list-item>
            <text:p text:style-name="P75">Medição das habilidades do aluno.</text:p>
          </text:list-item>
          <text:list-item>
            <text:p text:style-name="P75">Feedback de problemas com material do curso.</text:p>
          </text:list-item>
          <text:list-item>
            <text:p text:style-name="P75">Medição da efetividade global do programa.</text:p>
          </text:list-item>
        </text:list>
        <text:p text:style-name="P1"/>
        <text:list xml:id="list30179558" text:continue-list="list30166626" text:style-name="WW8Num26">
          <text:list-item>
            <text:h text:style-name="P26" text:outline-level="1">Carga horária</text:h>
          </text:list-item>
        </text:list>
        <text:p text:style-name="Standard"/>
        <text:p text:style-name="P10">Forneça um horário de onde e quando o curso de treinamento será oferecido e a duração de cada repetição.</text:p>
        <text:p text:style-name="Standard"/>
        <text:list xml:id="list30181119" text:continue-numbering="true" text:style-name="WW8Num26">
          <text:list-item>
            <text:h text:style-name="P27" text:outline-level="1"><text:bookmark-end text:name="Text10"/>Assinaturas</text:h>
          </text:list-item>
        </text:list>
        <text:p text:style-name="Standard"/>
        <text:p text:style-name="P42">Os abaixo assinados estão de acordo com o conteúdo do documento “Plano de Treinamento”.</text:p>
        <text:p text:style-name="RUP_20_Corpo_20_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63"/>
              <text:p text:style-name="P62">Data: ___/___/_____</text:p>
              <text:p text:style-name="P62"/>
              <text:p text:style-name="P62"/>
              <text:p text:style-name="P64"/>
            </table:table-cell>
            <table:table-cell table:style-name="Tabela2.A1" office:value-type="string">
              <text:p text:style-name="P63"/>
              <text:p text:style-name="P62">Data: ___/___/_____</text:p>
              <text:p text:style-name="P62"/>
              <text:p text:style-name="P62"/>
              <text:p text:style-name="P64"/>
            </table:table-cell>
          </table:table-row>
          <table:table-row table:style-name="Tabela2.2">
            <table:table-cell table:style-name="Tabela2.A1" office:value-type="string">
              <text:p text:style-name="P65">Nome Completo</text:p>
              <text:p text:style-name="P58">Cargo</text:p>
              <text:p text:style-name="P58">Sigla da Superintendência</text:p>
            </table:table-cell>
            <table:table-cell table:style-name="Tabela2.A1" office:value-type="string">
              <text:p text:style-name="P65">Nome Completo</text:p>
              <text:p text:style-name="P58">Cargo</text:p>
              <text:p text:style-name="P58">Sigla da Superintendência</text:p>
            </table:table-cell>
          </table:table-row>
        </table:table>
        <text:p text:style-name="RUP_20_Corpo_20_1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63"/>
              <text:p text:style-name="P62">Data: ___/___/_____</text:p>
              <text:p text:style-name="P62"/>
              <text:p text:style-name="P62"/>
              <text:p text:style-name="P64"/>
            </table:table-cell>
            <table:table-cell table:style-name="Tabela3.A1" office:value-type="string">
              <text:p text:style-name="P63"/>
              <text:p text:style-name="P62">Data: ___/___/_____</text:p>
              <text:p text:style-name="P62"/>
              <text:p text:style-name="P62"/>
              <text:p text:style-name="P64"/>
            </table:table-cell>
          </table:table-row>
          <table:table-row table:style-name="Tabela3.2">
            <table:table-cell table:style-name="Tabela3.A1" office:value-type="string">
              <text:p text:style-name="P65">Nome Completo</text:p>
              <text:p text:style-name="P58">Cargo</text:p>
              <text:p text:style-name="P58">Sigla da Superintendência</text:p>
            </table:table-cell>
            <table:table-cell table:style-name="Tabela3.A1" office:value-type="string">
              <text:p text:style-name="P65">Nome Completo</text:p>
              <text:p text:style-name="P58">Cargo</text:p>
              <text:p text:style-name="P58">Sigla da Superintendência</text:p>
            </table:table-cell>
          </table:table-row>
        </table:table>
        <text:p text:style-name="Standard"/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335in" fo:margin-right="0in" fo:margin-top="0.0835in" fo:margin-bottom="0in" fo:text-indent="0in" style:auto-text-indent="false">
        <style:tab-stops>
          <style:tab-stop style:position="6.6409in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0.5835in"/>
          <style:tab-stop style:position="6.6409in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8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8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8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in" fo:margin-bottom="0.0835in" fo:line-height="200%"/>
    </style:style>
    <style:style style:name="Com_20_marcadores_20_2" style:display-name="Com marcadores 2" style:family="paragraph" style:parent-style-name="Standard" style:list-style-name="WW8Num27">
      <style:paragraph-properties fo:margin-top="0in" fo:margin-bottom="0.1665in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>
      <style:paragraph-properties fo:margin-top="0.0835in" fo:margin-bottom="0.0835in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10">
      <style:paragraph-properties fo:margin-left="0.5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Com_20_marcadores" style:display-name="Com marcadores" style:family="paragraph" style:parent-style-name="Standard">
      <style:paragraph-properties fo:margin-left="0.6654in" fo:margin-right="0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Times New Roman" fo:font-size="12pt" style:font-size-asian="12pt" style:font-name-complex="Times New Roman"/>
    </style:style>
    <style:style style:name="WW8Num10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6z0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Wingdings" fo:font-size="8pt" style:font-size-asian="8pt" style:font-size-complex="8pt"/>
    </style:style>
    <style:style style:name="WW8Num32z1" style:family="text">
      <style:text-properties fo:font-size="8pt" style:font-size-asian="8pt" style:font-size-complex="8pt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.1665in" fo:text-indent="-0.25in" fo:margin-left="4.166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6665in" fo:text-indent="-0.25in" fo:margin-left="4.6665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.1665in" fo:text-indent="-0.25in" fo:margin-left="5.1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4.1665in" fo:text-indent="-0.25in" fo:margin-left="4.166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6665in" fo:text-indent="-0.25in" fo:margin-left="4.6665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5.1665in" fo:text-indent="-0.25in" fo:margin-left="5.1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654in" fo:text-indent="-0.25in" fo:margin-left="1.1654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6654in" fo:text-indent="-0.25in" fo:margin-left="1.6654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1654in" fo:text-indent="-0.25in" fo:margin-left="2.1654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6654in" fo:text-indent="-0.25in" fo:margin-left="2.6654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3.1654in" fo:text-indent="-0.25in" fo:margin-left="3.1654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6654in" fo:text-indent="-0.25in" fo:margin-left="3.6654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1654in" fo:text-indent="-0.25in" fo:margin-left="4.1654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6654in" fo:text-indent="-0.25in" fo:margin-left="4.665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.1654in" fo:text-indent="-0.25in" fo:margin-left="5.165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z1" style:num-format="1" text:start-value="4" text:display-levels="2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10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1665in" fo:text-indent="-0.25in" fo:margin-left="4.166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6665in" fo:text-indent="-0.25in" fo:margin-left="4.6665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1665in" fo:text-indent="-0.25in" fo:margin-left="5.1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5.0417in" fo:text-indent="-0.25in" fo:margin-left="5.0417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5417in" fo:text-indent="-0.25in" fo:margin-left="5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list-level-position-and-space-mode="label-alignment">
          <style:list-level-label-alignment text:label-followed-by="listtab" text:list-tab-stop-position="1.6654in" fo:text-indent="-0.25in" fo:margin-left="1.6654in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6654in" fo:text-indent="-0.25in" fo:margin-left="1.6654in"/>
        </style:list-level-properties>
        <style:text-properties style:font-name="Courier New1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2.1654in" fo:text-indent="-0.25in" fo:margin-left="2.1654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.6654in" fo:text-indent="-0.25in" fo:margin-left="2.6654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3.1654in" fo:text-indent="-0.25in" fo:margin-left="3.1654in"/>
        </style:list-level-properties>
        <style:text-properties style:font-name="Courier New1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6654in" fo:text-indent="-0.25in" fo:margin-left="3.6654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1654in" fo:text-indent="-0.25in" fo:margin-left="4.1654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4.6654in" fo:text-indent="-0.25in" fo:margin-left="4.6654in"/>
        </style:list-level-properties>
        <style:text-properties style:font-name="Courier New1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5.1654in" fo:text-indent="-0.25in" fo:margin-left="5.165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4.1665in" fo:text-indent="-0.25in" fo:margin-left="4.166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4.6665in" fo:text-indent="-0.25in" fo:margin-left="4.6665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1665in" fo:text-indent="-0.25in" fo:margin-left="5.1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text:style-name="WW8Num33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3z0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3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33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33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33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33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33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33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  <style:text-properties style:font-name="Courier New1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4.1665in" fo:text-indent="-0.25in" fo:margin-left="4.1665in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4.6665in" fo:text-indent="-0.25in" fo:margin-left="4.6665in"/>
        </style:list-level-properties>
        <style:text-properties style:font-name="Courier New1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5.1665in" fo:text-indent="-0.25in" fo:margin-left="5.1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4" style:family="table">
      <style:table-properties style:width="6.5667in" fo:margin-left="-0.075in" table:align="left" style:writing-mode="lr-tb"/>
    </style:style>
    <style:style style:name="Tabela4.A" style:family="table-column">
      <style:table-column-properties style:column-width="3.2826in"/>
    </style:style>
    <style:style style:name="Tabela4.B" style:family="table-column">
      <style:table-column-properties style:column-width="3.284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4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7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do Projeto - Plano de Treinamento</text:span><text:span text:style-name="Page_20_Number"><text:span text:style-name="MT3"><text:tab/></text:span></text:span><text:span text:style-name="Page_20_Number"><text:span text:style-name="MT2">mds - ptr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10:04:24.17</meta:creation-date>
    <meta:editing-cycles>2</meta:editing-cycles>
    <meta:editing-duration>PT00H01M32S</meta:editing-duration>
    <meta:initial-creator>Lena Lúcia de Moraes</meta:initial-creator>
    <meta:generator>BrOffice.org/3.0$Win32 OpenOffice.org_project/300m9$Build-9358</meta:generator>
    <meta:document-statistic meta:table-count="4" meta:image-count="2" meta:object-count="0" meta:page-count="8" meta:paragraph-count="142" meta:word-count="863" meta:character-count="6153"/>
    <dc:date>2010-02-26T10:05:55.86</dc:date>
    <dc:creator>Lena Lúcia de Moraes</dc:creator>
  </office:meta>
</office:document-meta>
</file>